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color="#000000" style:font-name="Calibri" fo:font-size="15pt" fo:font-weight="bold" style:font-size-asian="15pt" style:font-weight-asian="bold" style:font-size-complex="15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color="#000000" style:font-name="Calibri" fo:font-size="28pt" fo:font-weight="normal" style:font-size-asian="28pt" style:font-weight-asian="normal" style:font-size-complex="28pt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fo:color="#000000" style:font-name="Calibri" fo:font-size="28pt" fo:font-weight="normal" style:font-size-asian="28pt" style:font-weight-asian="normal" style:font-size-complex="28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color="#000000" style:font-name="Calibri" fo:font-size="14pt" fo:font-weight="bold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color="#000000" style:font-name="Calibri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Calibri" fo:font-size="15pt" fo:font-weight="normal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Calibri" fo:font-size="15pt" fo:font-weight="bold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Calibri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Calibri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Calibri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Calibri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Calibri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fo:color="#000000" style:font-name="Calibri" fo:font-size="28pt" fo:font-weight="normal" style:font-size-asian="28pt" style:font-weight-asian="normal" style:font-size-complex="28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fo:color="#000000" style:font-name="Calibri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Preformatted_20_Text">
      <style:paragraph-properties fo:margin-top="0cm" fo:margin-bottom="0.499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alibri" fo:font-size="14pt" fo:font-weight="normal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.BASES DE DATOS</text:p>
      <text:p text:style-name="P2"/>
      <text:p text:style-name="P4">Conexion // Recuerda cerrar conexiones y vainas al terminar</text:p>
      <text:p text:style-name="P4"/>
      <text:p text:style-name="P5">public class conexion {</text:p>
      <text:p text:style-name="P5"><text:s text:c="8"/>private String usuario;</text:p>
      <text:p text:style-name="P5"><text:s text:c="8"/>private String contraseña;</text:p>
      <text:p text:style-name="P5"><text:s text:c="8"/>private String baseDatos;</text:p>
      <text:p text:style-name="P5"><text:s text:c="8"/>private String host; //servidor</text:p>
      <text:p text:style-name="P5"><text:s text:c="8"/>private String url;</text:p>
      <text:p text:style-name="P5"><text:s text:c="8"/>private Connection conexion = null;</text:p>
      <text:p text:style-name="P5"><text:s text:c="8"/>private Statement stm; //consulta</text:p>
      <text:p text:style-name="P5"><text:s text:c="8"/>private ResultSet rs = null; //puntero</text:p>
      <text:p text:style-name="P5"><text:s text:c="8"/>private PreparedStatement StatementconsultaParametrizada;</text:p>
      <text:p text:style-name="P5"><text:s text:c="8"/>private DatabaseMetaData metadatos;</text:p>
      <text:p text:style-name="P5"><text:s text:c="8"/>private ResultSetMetaData rsMetaData;</text:p>
      <text:p text:style-name="P5"><text:s text:c="8"/>private DefaultTableModel modelo;</text:p>
      <text:p text:style-name="P5"><text:s text:c="8"/>private int i = 1;</text:p>
      <text:p text:style-name="P5"><text:s text:c="8"/>private String driver;</text:p>
      <text:p text:style-name="P5"><text:s text:c="8"/>private Object [] datosFila;</text:p>
      <text:p text:style-name="P5"/>
      <text:p text:style-name="P5"><text:s text:c="8"/>public conexion(String driver,String host, String usuario, String contraseña, <text:tab/>String baseDatos) {</text:p>
      <text:p text:style-name="P5"><text:s text:c="12"/>this.usuario = usuario;</text:p>
      <text:p text:style-name="P5"><text:s text:c="12"/>this.contraseña = contraseña;</text:p>
      <text:p text:style-name="P5"><text:s text:c="12"/>this.baseDatos = baseDatos;</text:p>
      <text:p text:style-name="P5"><text:s text:c="12"/>this.driver = driver;</text:p>
      <text:p text:style-name="P5"><text:s text:c="12"/>this.host = host;</text:p>
      <text:p text:style-name="P5"><text:s text:c="12"/>this.url = driver + this.host <text:s/>+ this.baseDatos;</text:p>
      <text:p text:style-name="P5"><text:s text:c="8"/>}</text:p>
      <text:p text:style-name="P5"><text:s text:c="8"/>public void conectar() {</text:p>
      <text:p text:style-name="P5"><text:s text:c="12"/>try {</text:p>
      <text:p text:style-name="P5"><text:tab/> <text:s text:c="4"/>Class.forName("com.mysql.jdbc.Driver");</text:p>
      <text:p text:style-name="P5"><text:s text:c="16"/>conexion = DriverManager.getConnection(url, usuario, contraseña);</text:p>
      <text:p text:style-name="P5"><text:s text:c="16"/>if (conexion != null) {</text:p>
      <text:p text:style-name="P5"><text:s/>JOptionPane.showMessageDialog(null, "Conexión establecida a : \n" + url, <text:s/>"ACDA2", JOptionPane.INFORMATION_MESSAGE);</text:p>
      <text:p text:style-name="P5"><text:s text:c="20"/>stm = conexion.createStatement();//crea un objeto que permite enviar instrucciones a la base de datos</text:p>
      <text:p text:style-name="P5"><text:s text:c="16"/>}</text:p>
      <text:p text:style-name="P5"><text:soft-page-break/><text:s text:c="12"/>} catch (SQLException ex) {</text:p>
      <text:p text:style-name="P5"><text:s text:c="16"/>JOptionPane.showMessageDialog(null, "Conexión fallida a : \n " + url, "", JOptionPane.ERROR_MESSAGE);</text:p>
      <text:p text:style-name="P5"><text:s text:c="16"/>System.out.println(ex.getMessage());</text:p>
      <text:p text:style-name="P5"><text:s text:c="12"/>} catch (ClassNotFoundException e) {</text:p>
      <text:p text:style-name="P5"><text:s text:c="16"/>JOptionPane.showMessageDialog(null, "Error al cargar el driver", "", JOptionPane.ERROR_MESSAGE);</text:p>
      <text:p text:style-name="P5"><text:s text:c="16"/>System.out.println(e.getMessage());</text:p>
      <text:p text:style-name="P5"><text:s text:c="12"/>}</text:p>
      <text:p text:style-name="P5"><text:s text:c="8"/>}</text:p>
      <text:p text:style-name="P3"/>
      <text:p text:style-name="P1">Instanciando la clase conexion </text:p>
      <text:p text:style-name="P1"/>
      <text:p text:style-name="P1">mysql: <text:span text:style-name="T1">c= new conexion("jdbc:mysql://", "localhost/", "root", "", "sanciones");</text:span></text:p>
      <text:p text:style-name="P6"><text:s text:c="8"/><text:tab/> <text:s text:c="2"/>c.conectar();</text:p>
      <text:p text:style-name="P6"/>
      <text:p text:style-name="P7">mysqlite: <text:s text:c="3"/><text:span text:style-name="T1">conexion c = new conexion("jdbc:sqlite:", "peval2.db","","","");</text:span></text:p>
      <text:p text:style-name="P7"><text:span text:style-name="T1"/></text:p>
      <text:p text:style-name="P7">CONSULTAS</text:p>
      <text:p text:style-name="P7"/>
      <text:p text:style-name="P7">Select All</text:p>
      <text:p text:style-name="P7"/>
      <text:p text:style-name="P6"><text:s/>public void selectAll(String tabla) {</text:p>
      <text:p text:style-name="P6"><text:s text:c="12"/>String consulta = "select * from " + tabla;</text:p>
      <text:p text:style-name="P6"><text:s text:c="8"/>try {</text:p>
      <text:p text:style-name="P6"><text:s text:c="12"/>rs = stm.executeQuery(consulta);</text:p>
      <text:p text:style-name="P6"><text:s text:c="8"/>} catch (SQLException e) {</text:p>
      <text:p text:style-name="P6"><text:s text:c="12"/>System.out.println(e.getMessage());</text:p>
      <text:p text:style-name="P6"><text:s text:c="12"/>System.out.println("SE HA PRODUCIDO UN ERROR REALIZANDO LA CONSULTA");</text:p>
      <text:p text:style-name="P6"><text:s text:c="8"/>}</text:p>
      <text:p text:style-name="P6"><text:s text:c="4"/>}</text:p>
      <text:p text:style-name="P6"/>
      <text:p text:style-name="P7">DeleteTupla</text:p>
      <text:p text:style-name="P7"/>
      <text:p text:style-name="P11"><text:s text:c="8"/>public void deleteTupla(String tabla, <text:s/>int sancionBorrar) <text:s/>{</text:p>
      <text:p text:style-name="P11"><text:s text:c="12"/>String consulta ="DELETE from " + tabla + " where SANCION = "+ sancionBorrar;</text:p>
      <text:p text:style-name="P11"><text:s text:c="12"/>try {</text:p>
      <text:p text:style-name="P11"><text:soft-page-break/><text:s text:c="16"/>stm.executeUpdate(consulta);</text:p>
      <text:p text:style-name="P11"><text:s text:c="12"/>} catch (SQLException e) {</text:p>
      <text:p text:style-name="P11"><text:s text:c="16"/>System.out.println("SE HA PRODUCIDO UN ERROR BORRANDO LA TUPLA");</text:p>
      <text:p text:style-name="P11"><text:s text:c="16"/>System.out.println(e.getMessage());</text:p>
      <text:p text:style-name="P11"><text:s text:c="12"/>}</text:p>
      <text:p text:style-name="P11"><text:s text:c="8"/>}</text:p>
      <text:p text:style-name="P7"/>
      <text:p text:style-name="P7">Select Inner Join</text:p>
      <text:p text:style-name="P7"/>
      <text:p text:style-name="P11">public void selectTablaDetalle(){</text:p>
      <text:p text:style-name="P11"/>
      <text:p text:style-name="P11"><text:s text:c="12"/>String consulta =</text:p>
      <text:p text:style-name="P11"><text:s text:c="20"/>"select <text:s/>conductor, matricula, sancion, nombre, fecha_sancion, importe "+</text:p>
      <text:p text:style-name="P11"><text:s text:c="20"/>"from conductores "+</text:p>
      <text:p text:style-name="P11"><text:s text:c="20"/>"inner join vehiculos "+</text:p>
      <text:p text:style-name="P11"><text:s text:c="20"/>"on conductores.DNI = vehiculos.CONDUCTOR "+</text:p>
      <text:p text:style-name="P11"><text:s text:c="20"/>"inner join sanciones "+</text:p>
      <text:p text:style-name="P11"><text:s text:c="20"/>"on vehiculos.MATRICULA = sanciones.VEHICULO";</text:p>
      <text:p text:style-name="P11"><text:s text:c="8"/>try {</text:p>
      <text:p text:style-name="P11"><text:s text:c="12"/>rs = stm.executeQuery(consulta);</text:p>
      <text:p text:style-name="P11"><text:s text:c="8"/>} catch (SQLException e) {</text:p>
      <text:p text:style-name="P11"><text:s text:c="12"/>System.out.println(e.getMessage());</text:p>
      <text:p text:style-name="P11"><text:s text:c="12"/>System.out.println("SE HA PRODUCIDO UN ERROR EJECUTANDO LA CONSULTA");</text:p>
      <text:p text:style-name="P11"><text:s text:c="8"/>}</text:p>
      <text:p text:style-name="P11"><text:s text:c="4"/>}</text:p>
      <text:p text:style-name="P7"><text:span text:style-name="T1"/></text:p>
      <text:p text:style-name="P10">Insert PreparedStatement</text:p>
      <text:p text:style-name="P10"/>
      <text:p text:style-name="P11"><text:s/>public void insertTablaDetalle(int sacion, String vehiculo, String dni, String nombre,String fecha, int importe){</text:p>
      <text:p text:style-name="P11"/>
      <text:p text:style-name="P11"><text:s text:c="8"/>String consulta = "insert into SANCION_DETALLE <text:s/>values (?, ?, ?, ?, ?,?)";</text:p>
      <text:p text:style-name="P11"><text:s text:c="8"/>try {</text:p>
      <text:p text:style-name="P11"><text:s text:c="12"/>StatementconsultaParametrizada = conexion.prepareStatement(consulta);</text:p>
      <text:p text:style-name="P11"><text:s text:c="12"/>StatementconsultaParametrizada.setInt(1, sacion);</text:p>
      <text:p text:style-name="P11"><text:s text:c="12"/>StatementconsultaParametrizada.setString(2, vehiculo);</text:p>
      <text:p text:style-name="P11"><text:s text:c="12"/>StatementconsultaParametrizada.setString(3, dni);</text:p>
      <text:p text:style-name="P11"><text:s text:c="12"/>StatementconsultaParametrizada.setString(4, nombre);</text:p>
      <text:p text:style-name="P11"><text:s text:c="12"/>StatementconsultaParametrizada.setString(5, fecha);</text:p>
      <text:p text:style-name="P11"><text:s text:c="12"/>StatementconsultaParametrizada.setInt(6, importe);</text:p>
      <text:p text:style-name="P11"><text:soft-page-break/><text:s text:c="12"/>StatementconsultaParametrizada.executeUpdate();</text:p>
      <text:p text:style-name="P11"><text:s text:c="8"/>}catch (SQLException e){</text:p>
      <text:p text:style-name="P11"><text:s text:c="12"/>System.out.println(e.getMessage());</text:p>
      <text:p text:style-name="P11"><text:s text:c="12"/>System.out.println("SE HA PRODUCIDO UN ERROR INSERTANDO LOS DATOS");</text:p>
      <text:p text:style-name="P11"><text:s text:c="8"/>}</text:p>
      <text:p text:style-name="P11"><text:s text:c="4"/>}</text:p>
      <text:p text:style-name="P11"/>
      <text:p text:style-name="P10">Create tabla</text:p>
      <text:p text:style-name="P10"/>
      <text:p text:style-name="P11"><text:s text:c="3"/>public void crearTablaDetalle( ) <text:s/>{</text:p>
      <text:p text:style-name="P11"/>
      <text:p text:style-name="P11"><text:s text:c="8"/>String sql = "CREATE TABLE IF NOT EXISTS SANCION_DETALLE"+" (\n"</text:p>
      <text:p text:style-name="P11"><text:s text:c="16"/>+ "<text:tab/>SANCION tinyint <text:s/>NOT NULL,\n"</text:p>
      <text:p text:style-name="P11"><text:s text:c="16"/>+ "<text:tab/>VEHICULO varchar(7) <text:s/>NOT NULL,\n"</text:p>
      <text:p text:style-name="P11"><text:s text:c="16"/>+ " <text:s text:c="3"/>DNI varchar(9) NOT NULL,\n"</text:p>
      <text:p text:style-name="P11"><text:s text:c="16"/>+ " <text:s text:c="2"/>NOMBRE varchar(40),\n"</text:p>
      <text:p text:style-name="P11"><text:s text:c="16"/>+ " <text:s text:c="2"/>FECHA _SANCION varchar(20),\n"</text:p>
      <text:p text:style-name="P11"><text:s text:c="16"/>+ " <text:s text:c="2"/>IMPORTE tinyint(20),\n"</text:p>
      <text:p text:style-name="P11"><text:s text:c="16"/>+ "PRIMARY KEY(DNI, VEHICULO, SANCION)\n"</text:p>
      <text:p text:style-name="P11"><text:s text:c="16"/>+ ");";</text:p>
      <text:p text:style-name="P11"><text:s text:c="8"/>try {</text:p>
      <text:p text:style-name="P11"><text:s text:c="12"/>stm.executeUpdate(sql);</text:p>
      <text:p text:style-name="P11"><text:s text:c="8"/>} catch (SQLException e) {</text:p>
      <text:p text:style-name="P11"><text:s text:c="12"/>System.out.println("SE HA PRODUCIDO UN ERROR CREANDO LA TABLA");</text:p>
      <text:p text:style-name="P11"><text:s text:c="12"/>System.out.println(e.getMessage());</text:p>
      <text:p text:style-name="P11"><text:s text:c="8"/>}</text:p>
      <text:p text:style-name="P11"><text:s text:c="4"/>}</text:p>
      <text:p text:style-name="P10"/>
      <text:p text:style-name="P7">Drop tabla</text:p>
      <text:p text:style-name="P7"/>
      <text:p text:style-name="P7"><text:s text:c="2"/><text:span text:style-name="T1">public void dropTabe(String nombre) {</text:span></text:p>
      <text:p text:style-name="P6"><text:s text:c="8"/>String consulta = " DROP TABLE IF EXISTS " + nombre;</text:p>
      <text:p text:style-name="P6"><text:s text:c="8"/>try {</text:p>
      <text:p text:style-name="P6"><text:s text:c="8"/>stm.executeUpdate(consulta);</text:p>
      <text:p text:style-name="P6"><text:s text:c="8"/>} catch (SQLException e) {</text:p>
      <text:p text:style-name="P6"><text:s text:c="12"/>System.out.println("SE HA PRODUCIDO UN ERROR INTENTANDO BORRAR LA TABLA");</text:p>
      <text:p text:style-name="P6"><text:s text:c="12"/>System.out.println(e.getMessage());</text:p>
      <text:p text:style-name="P6"><text:s text:c="8"/>}</text:p>
      <text:p text:style-name="P6"><text:s text:c="4"/>}</text:p>
      <text:p text:style-name="P11"/>
      <text:p text:style-name="P10"><text:soft-page-break/>Cargar Nombre Tablas</text:p>
      <text:p text:style-name="P11"/>
      <text:p text:style-name="P11"><text:s text:c="4"/>public void cargarTablas(ArrayList tablas){</text:p>
      <text:p text:style-name="P11"><text:s text:c="12"/>//DATABASEMETADATA</text:p>
      <text:p text:style-name="P11"><text:s text:c="8"/>try {</text:p>
      <text:p text:style-name="P11"><text:s text:c="12"/>metadatos = conexion.getMetaData();</text:p>
      <text:p text:style-name="P11"><text:s text:c="8"/>} catch (SQLException e) {</text:p>
      <text:p text:style-name="P11"><text:s text:c="12"/>System.out.println("SE HA PRODUCIDO UN ERROR CARGANDO LOS METADATOS");</text:p>
      <text:p text:style-name="P11"><text:s text:c="12"/>System.out.println(e.getMessage());</text:p>
      <text:p text:style-name="P11"><text:s text:c="8"/>}</text:p>
      <text:p text:style-name="P11"><text:s text:c="8"/>try {</text:p>
      <text:p text:style-name="P11"><text:s text:c="12"/>rs = metadatos.getTables(null, null, "%", null);</text:p>
      <text:p text:style-name="P11"><text:s text:c="12"/>while (rs.next()) {</text:p>
      <text:p text:style-name="P11"><text:s text:c="16"/>tablas.add(rs.getString(3));</text:p>
      <text:p text:style-name="P11"><text:s text:c="12"/>}</text:p>
      <text:p text:style-name="P11"><text:s text:c="8"/>} catch (SQLException e) {</text:p>
      <text:p text:style-name="P11"><text:s text:c="12"/>System.out.println("SE HA PRODUCIDO UN ERROR CARGANDO EL RESULSET");</text:p>
      <text:p text:style-name="P11"><text:s text:c="12"/>System.out.println(e.getMessage());</text:p>
      <text:p text:style-name="P11"><text:s text:c="8"/>}</text:p>
      <text:p text:style-name="P11"><text:s text:c="4"/>}</text:p>
      <text:p text:style-name="P6"/>
      <text:p text:style-name="P6"/>
      <text:p text:style-name="P7">MAPAS</text:p>
      <text:p text:style-name="P7"/>
      <text:p text:style-name="P7">Recuerda que si trabajamos con objetos la clave primeria sera excluida del objeto en cuestion y usaba como key de nuestro mapa</text:p>
      <text:p text:style-name="P7"/>
      <text:p text:style-name="P7">Cargar Mapa</text:p>
      <text:p text:style-name="P7"/>
      <text:p text:style-name="P6"><text:s text:c="3"/>public void cargarMapTablaDetalle(Map sanciones) {</text:p>
      <text:p text:style-name="P6"/>
      <text:p text:style-name="P6"><text:s text:c="8"/>c.selectTablaDetalle();</text:p>
      <text:p text:style-name="P6"/>
      <text:p text:style-name="P6"><text:s text:c="8"/>try {</text:p>
      <text:p text:style-name="P6"><text:s text:c="12"/>while (c.getRs().next()) {</text:p>
      <text:p text:style-name="P6"><text:s text:c="16"/>sanciones.put(c.getRs().getInt("SANCION"), // KEY</text:p>
      <text:p text:style-name="P6"><text:s text:c="24"/>new detalle( // ATRIBUTOS DE TU CLASE </text:p>
      <text:p text:style-name="P6"><text:s text:c="32"/>c.getRs().getString("CONDUCTOR"),</text:p>
      <text:p text:style-name="P6"><text:s text:c="32"/>c.getRs().getString("MATRICULA"),</text:p>
      <text:p text:style-name="P6"><text:s text:c="32"/>c.getRs().getString("NOMBRE"),</text:p>
      <text:p text:style-name="P6"><text:soft-page-break/><text:s text:c="32"/>c.getRs().getString("FECHA_SANCION"),</text:p>
      <text:p text:style-name="P6"><text:s text:c="32"/>c.getRs().getInt("IMPORTE")));</text:p>
      <text:p text:style-name="P6"><text:s text:c="12"/>}</text:p>
      <text:p text:style-name="P6"><text:s text:c="8"/>}catch (SQLException e){</text:p>
      <text:p text:style-name="P6"><text:s text:c="12"/>System.out.println("SE HA PRODUCIDO UN ERROR EXTRAYENDO LOS DATOS DEL RESULSET");</text:p>
      <text:p text:style-name="P6"><text:s text:c="12"/>e.getMessage();</text:p>
      <text:p text:style-name="P6"/>
      <text:p text:style-name="P6"><text:s text:c="8"/>}</text:p>
      <text:p text:style-name="P6"><text:s text:c="4"/>}</text:p>
      <text:p text:style-name="P7"/>
      <text:p text:style-name="P7"/>
      <text:p text:style-name="P7">Filtrar mapa</text:p>
      <text:p text:style-name="P7"/>
      <text:p text:style-name="P6">HashMap&lt;Integer, detalle&gt; mapTablaDetalle;</text:p>
      <text:p text:style-name="P6"><text:s text:c="4"/>public void filtrarMapTablaDetalle(Map &lt;Integer ,detalle&gt; <text:s/>ok, String dni_){</text:p>
      <text:p text:style-name="P6"><text:s text:c="4"/>mapDetalleSegunDni = ok.entrySet().stream()</text:p>
      <text:p text:style-name="P6"><text:s text:c="12"/>.filter(map -&gt; map.getValue().getConductor().equals(dni_))</text:p>
      <text:p text:style-name="P6"><text:s text:c="12"/>.collect(Collectors.toMap(p -&gt; p.getKey(), p -&gt; p.getValue()));</text:p>
      <text:p text:style-name="P6">}</text:p>
      <text:p text:style-name="P6"/>
      <text:p text:style-name="P7">Insert from Mapa</text:p>
      <text:p text:style-name="P7"/>
      <text:p text:style-name="P6"><text:s text:c="3"/>for (Map.Entry&lt;Integer, detalle&gt; entry : detalleSegunDni.entrySet()) {</text:p>
      <text:p text:style-name="P6"><text:s text:c="12"/>c.insertTablaDetalle(entry.getKey() ,</text:p>
      <text:p text:style-name="P6"><text:s text:c="20"/>entry.getValue().getMatricula(),</text:p>
      <text:p text:style-name="P6"><text:s text:c="20"/>entry.getValue().getConductor(),</text:p>
      <text:p text:style-name="P6"><text:s text:c="20"/>entry.getValue().getNombre(),</text:p>
      <text:p text:style-name="P6"><text:s text:c="20"/>entry.getValue().getFecha(),</text:p>
      <text:p text:style-name="P6"><text:s text:c="20"/>entry.getValue().getImporte());</text:p>
      <text:p text:style-name="P6"><text:s text:c="8"/>}</text:p>
      <text:p text:style-name="P6"/>
      <text:p text:style-name="P7">Remove</text:p>
      <text:p text:style-name="P7"/>
      <text:p text:style-name="P6">detalleSegunDni.remove( Integer.valueOf(vd.getCajaDni().getText()));</text:p>
      <text:p text:style-name="P6"/>
      <text:p text:style-name="P8">Metodos</text:p>
      <text:p text:style-name="P8"/>
      <text:p text:style-name="P9">!mapConductores.containsKey(v.getCajadni().getText())</text:p>
      <text:p text:style-name="P9"><text:soft-page-break/></text:p>
      <text:p text:style-name="P9"><text:span text:style-name="T2">Suma values : </text:span><text:s/>sum = detalleSegunDni.values().stream().mapToInt(e-&gt;e.getImporte()).sum();</text:p>
      <text:p text:style-name="P9"/>
      <text:p text:style-name="P8">Print</text:p>
      <text:p text:style-name="P13"/>
      <text:p text:style-name="P15"><text:span text:style-name="Source_20_Text"><text:span text:style-name="T3">for (Map.Entry&lt;KeyType, ValueType&gt; entry : map.entrySet()) {</text:span></text:span></text:p>
      <text:p text:style-name="Preformatted_20_Text"><text:span text:style-name="Source_20_Text"><text:span text:style-name="T3"><text:s text:c="4"/>System.out.println(entry.getKey()+" : "+entry.getValue());</text:span></text:span></text:p>
      <text:p text:style-name="P16"><text:span text:style-name="Source_20_Text"><text:span text:style-name="T3">}</text:span></text:span></text:p>
      <text:p text:style-name="P16"><text:span text:style-name="Source_20_Text"><text:span text:style-name="T3">sample.forEach((k,v) -&gt; System.out.println(k + "=" + v)); </text:span></text:span></text:p>
      <text:p text:style-name="P16"><text:span text:style-name="Source_20_Text"><text:span text:style-name="T3">Arrays.toString(map.entrySet().toArray())</text:span></text:span></text:p>
      <text:p text:style-name="P16"><text:span text:style-name="Source_20_Text"><text:span text:style-name="T3"/></text:span></text:p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1"/></text:p>
      <text:p text:style-name="P7"><text:span text:style-name="T1">BORRAR BASE DATOS SQLITE </text:span></text:p>
      <text:p text:style-name="P7"><text:span text:style-name="T1"/></text:p>
      <text:p text:style-name="P7"><text:span text:style-name="T1"><text:s text:c="7"/>try {</text:span></text:p>
      <text:p text:style-name="P7"><text:span text:style-name="T1"><text:s text:c="16"/>Path peval2db = Paths.get("peval2.db");</text:span></text:p>
      <text:p text:style-name="P7"><text:span text:style-name="T1"><text:s text:c="16"/>Files.delete(peval2db );</text:span></text:p>
      <text:p text:style-name="P7"><text:span text:style-name="T1"><text:s text:c="12"/>} catch (IOException e1) {</text:span></text:p>
      <text:p text:style-name="P7"><text:span text:style-name="T1"><text:s text:c="16"/>System.out.println("SE HA PRODUCIDO UN ERROR INTENTANDO ELIMINAR LA BASE DE DATOS");</text:span></text:p>
      <text:p text:style-name="P7"><text:span text:style-name="T1"><text:s text:c="16"/>System.out.println(e1.getMessage());</text:span></text:p>
      <text:p text:style-name="P7"><text:span text:style-name="T1"><text:s text:c="12"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M5S</meta:editing-duration>
    <meta:editing-cycles>3</meta:editing-cycles>
    <meta:generator>OpenOffice/4.1.6$Win32 OpenOffice.org_project/416m1$Build-9790</meta:generator>
    <dc:date>2018-12-04T23:35:15.51</dc:date>
    <meta:document-statistic meta:table-count="0" meta:image-count="0" meta:object-count="0" meta:page-count="7" meta:paragraph-count="202" meta:word-count="738" meta:character-count="8641"/>
    <meta:user-defined meta:name="Info 1"/>
    <meta:user-defined meta:name="Info 2"/>
    <meta:user-defined meta:name="Info 3"/>
    <meta:user-defined meta:name="Info 4"/>
  </office:meta>
</office:document-meta>
</file>